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d7b" officeooo:paragraph-rsid="000de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S TO CODE </text:p>
      <text:p text:style-name="P1"/>
      <text:p text:style-name="P1"/>
      <text:p text:style-name="P1">=&gt; make a script calling Arb Aggregator functions tons and tons of time, make a huge list with a huge index, see if the calling times increase compared to the gas costs (they shouldn’t because we have a list) but there might be something interesting to do with the memory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5:29:17.434633755</meta:creation-date>
    <dc:date>2024-01-04T15:31:09.908928941</dc:date>
    <meta:editing-duration>PT1M52S</meta:editing-duration>
    <meta:editing-cycles>1</meta:editing-cycles>
    <meta:document-statistic meta:table-count="0" meta:image-count="0" meta:object-count="0" meta:page-count="1" meta:paragraph-count="2" meta:word-count="53" meta:character-count="287" meta:non-whitespace-character-count="234"/>
    <meta:generator>LibreOffice/7.3.7.2$Linux_X86_64 LibreOffice_project/30$Build-2</meta:generator>
  </office:meta>
</office:document-meta>
</file>